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ta" svg:font-family="Allerta"/>
    <style:font-face style:name="Helvetica Neue" svg:font-family="'Helvetica Neue', Helvetica, Arial, sans-serif"/>
    <style:font-face style:name="Menlo" svg:font-family="Menlo, Monaco, Consolas, 'Courier New', monospace"/>
    <style:font-face style:name="Tahoma1" svg:font-family="Tahoma"/>
    <style:font-face style:name="Verdana" svg:font-family="Verdana, Geneva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875d" officeooo:paragraph-rsid="001d875d"/>
    </style:style>
    <style:style style:name="P2" style:family="paragraph" style:parent-style-name="Standard">
      <style:text-properties fo:font-weight="bold" officeooo:rsid="001d875d" officeooo:paragraph-rsid="001d875d" style:font-weight-asian="bold" style:font-weight-complex="bold"/>
    </style:style>
    <style:style style:name="P3" style:family="paragraph" style:parent-style-name="Standard">
      <style:text-properties fo:font-weight="bold" officeooo:rsid="00217f7b" officeooo:paragraph-rsid="00217f7b" style:font-weight-asian="bold" style:font-weight-complex="bold"/>
    </style:style>
    <style:style style:name="P4" style:family="paragraph" style:parent-style-name="Standard">
      <style:text-properties fo:font-weight="bold" officeooo:rsid="002447c2" officeooo:paragraph-rsid="002447c2" style:font-weight-asian="bold" style:font-weight-complex="bold"/>
    </style:style>
    <style:style style:name="P5" style:family="paragraph" style:parent-style-name="Standard">
      <style:text-properties fo:font-weight="normal" officeooo:rsid="00217f7b" officeooo:paragraph-rsid="00217f7b" style:font-weight-asian="normal" style:font-weight-complex="normal"/>
    </style:style>
    <style:style style:name="P6" style:family="paragraph" style:parent-style-name="Standard">
      <style:text-properties fo:font-size="14pt" fo:font-weight="bold" officeooo:rsid="002447c2" officeooo:paragraph-rsid="002447c2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rl-tb"/>
      <style:text-properties fo:font-size="14pt" fo:font-weight="bold" officeooo:rsid="002447c2" officeooo:paragraph-rsid="002447c2" style:font-weight-asian="bold" style:font-weight-complex="bold"/>
    </style:style>
    <style:style style:name="P8" style:family="paragraph" style:parent-style-name="Text_20_body">
      <style:text-properties fo:font-variant="normal" fo:text-transform="none" fo:color="#333333" style:font-name="Helvetica Neue" fo:font-size="9.60000038146973pt" fo:letter-spacing="normal" fo:font-style="normal" fo:font-weight="normal" officeooo:rsid="002447c2" officeooo:paragraph-rsid="002447c2" style:font-weight-asian="bold" style:font-weight-complex="bold"/>
    </style:style>
    <style:style style:name="P9" style:family="paragraph" style:parent-style-name="Text_20_body">
      <style:paragraph-properties fo:margin-left="0cm" fo:margin-right="0cm" fo:line-height="140%" fo:text-align="start" style:justify-single-word="false" fo:orphans="2" fo:widows="2" fo:text-indent="0cm" style:auto-text-indent="false" style:writing-mode="lr-tb"/>
      <style:text-properties fo:font-variant="normal" fo:text-transform="none" fo:color="#363636" style:font-name="Verdana" fo:font-size="7.80000019073486pt" fo:letter-spacing="normal" fo:font-style="normal" fo:font-weight="normal"/>
    </style:style>
    <style:style style:name="P10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5f5f5" fo:padding="0.191cm" fo:border="0.06pt solid #cccccc"/>
      <style:text-properties fo:font-variant="normal" fo:text-transform="none" fo:color="#333333" fo:letter-spacing="normal"/>
    </style:style>
    <style:style style:name="P11" style:family="paragraph" style:parent-style-name="Text_20_body">
      <style:paragraph-properties fo:line-height="140%" fo:text-align="start" style:justify-single-word="false" fo:orphans="2" fo:widows="2" style:writing-mode="lr-tb"/>
      <style:text-properties fo:font-variant="normal" fo:text-transform="none" fo:color="#363636" style:font-name="Verdana" fo:font-size="7.80000019073486pt" fo:letter-spacing="normal" fo:font-style="normal" fo:font-weight="normal"/>
    </style:style>
    <style:style style:name="P12" style:family="paragraph" style:parent-style-name="Preformatted_20_Text">
      <style:paragraph-properties fo:line-height="140%" fo:text-align="start" style:justify-single-word="false" fo:orphans="2" fo:widows="2" style:writing-mode="lr-tb"/>
      <style:text-properties fo:font-variant="normal" fo:text-transform="none" fo:color="#363636" style:font-name="Verdana" fo:font-size="7.80000019073486pt" fo:letter-spacing="normal" fo:font-style="normal" fo:font-weight="normal"/>
    </style:style>
    <style:style style:name="P13" style:family="paragraph" style:parent-style-name="Preformatted_20_Text">
      <style:paragraph-properties fo:line-height="140%" fo:text-align="start" style:justify-single-word="false" fo:orphans="2" fo:widows="2" style:writing-mode="lr-tb"/>
      <style:text-properties fo:font-variant="normal" fo:text-transform="none" fo:color="#363636" fo:letter-spacing="normal"/>
    </style:style>
    <style:style style:name="P14" style:family="paragraph" style:parent-style-name="Preformatted_20_Text">
      <style:paragraph-properties fo:line-height="140%" fo:text-align="start" style:justify-single-word="false" fo:orphans="2" fo:widows="2" style:writing-mode="lr-tb"/>
    </style:style>
    <style:style style:name="P15" style:family="paragraph" style:parent-style-name="Preformatted_20_Text">
      <style:text-properties fo:font-variant="normal" fo:text-transform="none" fo:color="#333333" style:font-name="Menlo" fo:font-size="7.80000019073486pt" fo:letter-spacing="normal" fo:font-style="normal" fo:font-weight="normal" officeooo:rsid="00217f7b" officeooo:paragraph-rsid="00217f7b" style:font-weight-asian="normal" style:font-weight-complex="normal"/>
    </style:style>
    <style:style style:name="P16" style:family="paragraph" style:parent-style-name="Preformatted_20_Text">
      <style:text-properties fo:font-variant="normal" fo:text-transform="none" fo:color="#333333" style:font-name="Menlo" fo:font-size="7.80000019073486pt" fo:letter-spacing="normal" fo:font-style="normal" fo:font-weight="normal" officeooo:rsid="002447c2" officeooo:paragraph-rsid="002447c2" style:font-weight-asian="bold" style:font-weight-complex="bold"/>
    </style:style>
    <style:style style:name="P17" style:family="paragraph" style:parent-style-name="Preformatted_20_Text">
      <style:paragraph-properties fo:margin-top="0cm" fo:margin-bottom="0.499cm" loext:contextual-spacing="false" fo:line-height="140%" fo:text-align="start" style:justify-single-word="false" fo:orphans="2" fo:widows="2" style:writing-mode="lr-tb"/>
      <style:text-properties fo:font-variant="normal" fo:text-transform="none" fo:color="#363636" fo:letter-spacing="normal"/>
    </style:style>
    <style:style style:name="P18" style:family="paragraph" style:parent-style-name="Preformatted_20_Text">
      <style:paragraph-properties fo:margin-top="0cm" fo:margin-bottom="0.499cm" loext:contextual-spacing="false" fo:line-height="140%" fo:text-align="start" style:justify-single-word="false" fo:orphans="2" fo:widows="2" style:writing-mode="lr-tb"/>
      <style:text-properties fo:font-variant="normal" fo:text-transform="none" fo:color="#363636" style:font-name="Verdana" fo:font-size="7.80000019073486pt" fo:letter-spacing="normal" fo:font-style="normal" fo:font-weight="normal"/>
    </style:style>
    <style:style style:name="P19" style:family="paragraph" style:parent-style-name="Preformatted_20_Text">
      <loext:graphic-properties draw:fill="solid" draw:fill-color="#f5f5f5" draw:opacity="100%"/>
      <style:paragraph-properties fo:margin-top="0cm" fo:margin-bottom="0.212cm" loext:contextual-spacing="false" fo:line-height="142%" fo:orphans="2" fo:widows="2" fo:background-color="#f5f5f5" fo:padding="0.191cm" fo:border="0.06pt solid #cccccc"/>
      <style:text-properties fo:font-variant="normal" fo:text-transform="none" fo:color="#333333" style:font-name="Menlo" fo:font-size="7.80000019073486pt" fo:letter-spacing="normal" fo:font-style="normal" fo:font-weight="normal"/>
    </style:style>
    <style:style style:name="P20" style:family="paragraph" style:parent-style-name="Preformatted_20_Text">
      <loext:graphic-properties draw:fill="solid" draw:fill-color="#f5f5f5" draw:opacity="100%"/>
      <style:paragraph-properties fo:margin-top="0cm" fo:margin-bottom="0.212cm" loext:contextual-spacing="false" fo:line-height="142%" fo:orphans="2" fo:widows="2" fo:background-color="#f5f5f5" fo:padding="0.191cm" fo:border="0.06pt solid #cccccc"/>
      <style:text-properties fo:font-variant="normal" fo:text-transform="none" fo:color="#333333" fo:letter-spacing="normal"/>
    </style:style>
    <style:style style:name="P21" style:family="paragraph" style:parent-style-name="Preformatted_20_Text">
      <loext:graphic-properties draw:fill="solid" draw:fill-color="#f5f5f5" draw:opacity="100%"/>
      <style:paragraph-properties fo:margin-top="0cm" fo:margin-bottom="0.212cm" loext:contextual-spacing="false" fo:line-height="142%" fo:orphans="2" fo:widows="2" fo:background-color="#f5f5f5" fo:padding="0.191cm" fo:border="0.06pt solid #cccccc"/>
    </style:style>
    <style:style style:name="P22" style:family="paragraph" style:parent-style-name="Standard">
      <style:text-properties fo:font-weight="normal" officeooo:rsid="00217f7b" officeooo:paragraph-rsid="00217f7b" style:font-weight-asian="normal" style:font-weight-complex="normal"/>
    </style:style>
    <style:style style:name="P23" style:family="paragraph" style:parent-style-name="Standard">
      <style:text-properties officeooo:rsid="001d875d" officeooo:paragraph-rsid="001d875d"/>
    </style:style>
    <style:style style:name="P24" style:family="paragraph" style:parent-style-name="Preformatted_20_Text">
      <style:paragraph-properties fo:text-align="start" style:justify-single-word="false" style:writing-mode="rl-tb"/>
      <style:text-properties fo:font-variant="normal" fo:text-transform="none" fo:color="#7f0055" style:font-name="Menlo" fo:font-size="11.8000001907349pt" fo:letter-spacing="normal" fo:font-style="normal" fo:font-weight="bold" officeooo:rsid="0024432f" officeooo:paragraph-rsid="0024432f" style:font-size-asian="10pt" style:font-weight-asian="bold" style:font-size-complex="10pt" style:font-weight-complex="bold"/>
    </style:style>
    <style:style style:name="P25" style:family="paragraph" style:parent-style-name="Preformatted_20_Text">
      <style:text-properties fo:font-variant="normal" fo:text-transform="none" fo:color="#7f0055" style:font-name="Menlo" fo:font-size="7.80000019073486pt" fo:letter-spacing="normal" fo:font-style="normal" fo:font-weight="bold" officeooo:rsid="0024432f" officeooo:paragraph-rsid="0024432f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color="#7f0055"/>
    </style:style>
    <style:style style:name="T3" style:family="text">
      <style:text-properties fo:color="#7f0055" fo:font-weight="bold"/>
    </style:style>
    <style:style style:name="T4" style:family="text">
      <style:text-properties fo:color="#7f0055" style:font-name="Menlo" fo:font-size="7.80000019073486pt" fo:font-style="normal" fo:font-weight="bold"/>
    </style:style>
    <style:style style:name="T5" style:family="text">
      <style:text-properties fo:color="#7f0055" style:font-name="Verdana" fo:font-size="7.80000019073486pt" fo:font-style="normal" fo:font-weight="bold"/>
    </style:style>
    <style:style style:name="T6" style:family="text">
      <style:text-properties fo:color="#ba999b"/>
    </style:style>
    <style:style style:name="T7" style:family="text">
      <style:text-properties fo:color="#bbabab"/>
    </style:style>
    <style:style style:name="T8" style:family="text">
      <style:text-properties fo:color="#9a9aa9"/>
    </style:style>
    <style:style style:name="T9" style:family="text">
      <style:text-properties fo:color="#9aa9bb"/>
    </style:style>
    <style:style style:name="T10" style:family="text">
      <style:text-properties fo:color="#99a9ab"/>
    </style:style>
    <style:style style:name="T11" style:family="text">
      <style:text-properties fo:color="#abaaab"/>
    </style:style>
    <style:style style:name="T12" style:family="text">
      <style:text-properties fo:color="#baa9a9"/>
    </style:style>
    <style:style style:name="T13" style:family="text">
      <style:text-properties fo:color="#abb99a"/>
    </style:style>
    <style:style style:name="T14" style:family="text">
      <style:text-properties fo:color="#a99b99"/>
    </style:style>
    <style:style style:name="T15" style:family="text">
      <style:text-properties fo:color="#a9a99a"/>
    </style:style>
    <style:style style:name="T16" style:family="text">
      <style:text-properties fo:color="#b99bab"/>
    </style:style>
    <style:style style:name="T17" style:family="text">
      <style:text-properties fo:color="#9ab99a"/>
    </style:style>
    <style:style style:name="T18" style:family="text">
      <style:text-properties fo:color="#9b9b9b"/>
    </style:style>
    <style:style style:name="T19" style:family="text">
      <style:text-properties fo:color="#bb9a9a"/>
    </style:style>
    <style:style style:name="T20" style:family="text">
      <style:text-properties fo:color="#9bb9bb"/>
    </style:style>
    <style:style style:name="T21" style:family="text">
      <style:text-properties fo:color="#bbb9ba"/>
    </style:style>
    <style:style style:name="T22" style:family="text">
      <style:text-properties fo:color="#a9bbaa"/>
    </style:style>
    <style:style style:name="T23" style:family="text">
      <style:text-properties fo:color="#bb9bbb"/>
    </style:style>
    <style:style style:name="T24" style:family="text">
      <style:text-properties fo:color="#a99999"/>
    </style:style>
    <style:style style:name="T25" style:family="text">
      <style:text-properties fo:color="#a9aaa9"/>
    </style:style>
    <style:style style:name="T26" style:family="text">
      <style:text-properties fo:color="#b999ab"/>
    </style:style>
    <style:style style:name="T27" style:family="text">
      <style:text-properties fo:color="#a9ba9b"/>
    </style:style>
    <style:style style:name="T28" style:family="text">
      <style:text-properties fo:color="#9b99ab"/>
    </style:style>
    <style:style style:name="T29" style:family="text">
      <style:text-properties fo:color="#aab9ba"/>
    </style:style>
    <style:style style:name="T30" style:family="text">
      <style:text-properties fo:color="#9b9aa9"/>
    </style:style>
    <style:style style:name="T31" style:family="text">
      <style:text-properties fo:color="#bbbaaa"/>
    </style:style>
    <style:style style:name="T32" style:family="text">
      <style:text-properties fo:color="#aaaaa9"/>
    </style:style>
    <style:style style:name="T33" style:family="text">
      <style:text-properties fo:color="#bab9bb"/>
    </style:style>
    <style:style style:name="T34" style:family="text">
      <style:text-properties fo:color="#99b9ab"/>
    </style:style>
    <style:style style:name="T35" style:family="text">
      <style:text-properties fo:color="#aaa9b9"/>
    </style:style>
    <style:style style:name="T36" style:family="text">
      <style:text-properties fo:color="#aa9bb9"/>
    </style:style>
    <style:style style:name="T37" style:family="text">
      <style:text-properties fo:color="#a9bbba"/>
    </style:style>
    <style:style style:name="T38" style:family="text">
      <style:text-properties fo:color="#bb9b99"/>
    </style:style>
    <style:style style:name="T39" style:family="text">
      <style:text-properties fo:color="#bababb"/>
    </style:style>
    <style:style style:name="T40" style:family="text">
      <style:text-properties fo:color="#9babb9"/>
    </style:style>
    <style:style style:name="T41" style:family="text">
      <style:text-properties fo:color="#99bbab"/>
    </style:style>
    <style:style style:name="T42" style:family="text">
      <style:text-properties style:font-name="Menlo" fo:font-size="7.80000019073486pt" fo:font-style="normal" fo:font-weight="bold"/>
    </style:style>
    <style:style style:name="T43" style:family="text">
      <style:text-properties style:font-name="Menlo" fo:font-size="7.80000019073486pt" fo:font-style="normal" fo:font-weight="normal"/>
    </style:style>
    <style:style style:name="T44" style:family="text">
      <style:text-properties fo:color="#2a00ff" style:font-name="Menlo" fo:font-size="7.80000019073486pt" fo:font-style="normal" fo:font-weight="bold"/>
    </style:style>
    <style:style style:name="T45" style:family="text">
      <style:text-properties fo:color="#2a00ff" style:font-name="Menlo" fo:font-size="7.80000019073486pt" fo:font-style="normal" fo:font-weight="normal"/>
    </style:style>
    <style:style style:name="T46" style:family="text">
      <style:text-properties fo:color="#2a00ff" style:font-name="Verdana" fo:font-size="7.80000019073486pt" fo:font-style="normal" fo:font-weight="normal"/>
    </style:style>
    <style:style style:name="T47" style:family="text">
      <style:text-properties fo:color="#ab9aab"/>
    </style:style>
    <style:style style:name="T48" style:family="text">
      <style:text-properties fo:color="#9ba99a"/>
    </style:style>
    <style:style style:name="T49" style:family="text">
      <style:text-properties fo:color="#b99aa9"/>
    </style:style>
    <style:style style:name="T50" style:family="text">
      <style:text-properties fo:color="#b9bbab"/>
    </style:style>
    <style:style style:name="T51" style:family="text">
      <style:text-properties fo:color="#abbaba"/>
    </style:style>
    <style:style style:name="T52" style:family="text">
      <style:text-properties fo:color="#9a9bab"/>
    </style:style>
    <style:style style:name="T53" style:family="text">
      <style:text-properties fo:color="#9bbba9"/>
    </style:style>
    <style:style style:name="T54" style:family="text">
      <style:text-properties fo:color="#ba9aaa"/>
    </style:style>
    <style:style style:name="T55" style:family="text">
      <style:text-properties fo:color="#ababaa"/>
    </style:style>
    <style:style style:name="T56" style:family="text">
      <style:text-properties fo:color="#ba99ba"/>
    </style:style>
    <style:style style:name="T57" style:family="text">
      <style:text-properties fo:color="#bb9bba"/>
    </style:style>
    <style:style style:name="T58" style:family="text">
      <style:text-properties fo:color="#a9aa9a"/>
    </style:style>
    <style:style style:name="T59" style:family="text">
      <style:text-properties fo:color="#ab9baa"/>
    </style:style>
    <style:style style:name="T60" style:family="text">
      <style:text-properties fo:color="#9b9b9a"/>
    </style:style>
    <style:style style:name="T61" style:family="text">
      <style:text-properties fo:color="#9aabb9"/>
    </style:style>
    <style:style style:name="T62" style:family="text">
      <style:text-properties fo:color="#abbaab"/>
    </style:style>
    <style:style style:name="T63" style:family="text">
      <style:text-properties fo:color="#bb999b"/>
    </style:style>
    <style:style style:name="T64" style:family="text">
      <style:text-properties fo:color="#bb99b9"/>
    </style:style>
    <style:style style:name="T65" style:family="text">
      <style:text-properties fo:color="#bbab9b"/>
    </style:style>
    <style:style style:name="T66" style:family="text">
      <style:text-properties fo:color="#aab9aa"/>
    </style:style>
    <style:style style:name="T67" style:family="text">
      <style:text-properties fo:color="#b99bb9"/>
    </style:style>
    <style:style style:name="T68" style:family="text">
      <style:text-properties fo:color="#baba99"/>
    </style:style>
    <style:style style:name="T69" style:family="text">
      <style:text-properties fo:color="#bba9a9"/>
    </style:style>
    <style:style style:name="T70" style:family="text">
      <style:text-properties fo:color="#9abbbb"/>
    </style:style>
    <style:style style:name="T71" style:family="text">
      <style:text-properties fo:color="#a9aa9b"/>
    </style:style>
    <style:style style:name="T72" style:family="text">
      <style:text-properties fo:color="#baab9a"/>
    </style:style>
    <style:style style:name="T73" style:family="text">
      <style:text-properties fo:color="#bbbbaa"/>
    </style:style>
    <style:style style:name="T74" style:family="text">
      <style:text-properties fo:color="#bb9999"/>
    </style:style>
    <style:style style:name="T75" style:family="text">
      <style:text-properties fo:color="#aaaaab"/>
    </style:style>
    <style:style style:name="T76" style:family="text">
      <style:text-properties fo:color="#9a9aba"/>
    </style:style>
    <style:style style:name="T77" style:family="text">
      <style:text-properties fo:color="#aaa9ab"/>
    </style:style>
    <style:style style:name="T78" style:family="text">
      <style:text-properties fo:color="#ba9ba9"/>
    </style:style>
    <style:style style:name="T79" style:family="text">
      <style:text-properties fo:color="#9b9bba"/>
    </style:style>
    <style:style style:name="T80" style:family="text">
      <style:text-properties fo:color="#9a9aab"/>
    </style:style>
    <style:style style:name="T81" style:family="text">
      <style:text-properties fo:color="#9b9ba9"/>
    </style:style>
    <style:style style:name="T82" style:family="text">
      <style:text-properties fo:color="#bb999a"/>
    </style:style>
    <style:style style:name="T83" style:family="text">
      <style:text-properties fo:color="#ba9a9b"/>
    </style:style>
    <style:style style:name="T84" style:family="text">
      <style:text-properties fo:color="#baaaab"/>
    </style:style>
    <style:style style:name="T85" style:family="text">
      <style:text-properties fo:color="#a9aabb"/>
    </style:style>
    <style:style style:name="T86" style:family="text">
      <style:text-properties fo:color="#bb9b9a"/>
    </style:style>
    <style:style style:name="T87" style:family="text">
      <style:text-properties fo:color="#99bb99"/>
    </style:style>
    <style:style style:name="T88" style:family="text">
      <style:text-properties fo:color="#a999ab"/>
    </style:style>
    <style:style style:name="T89" style:family="text">
      <style:text-properties fo:color="#b9babb"/>
    </style:style>
    <style:style style:name="T90" style:family="text">
      <style:text-properties fo:color="#aab9ab"/>
    </style:style>
    <style:style style:name="T91" style:family="text">
      <style:text-properties fo:color="#abab9b"/>
    </style:style>
    <style:style style:name="T92" style:family="text">
      <style:text-properties fo:color="#abb9ba"/>
    </style:style>
    <style:style style:name="T93" style:family="text">
      <style:text-properties fo:color="#aabb9a"/>
    </style:style>
    <style:style style:name="T94" style:family="text">
      <style:text-properties fo:color="#99aa9b"/>
    </style:style>
    <style:style style:name="T95" style:family="text">
      <style:text-properties fo:color="#9bba9a"/>
    </style:style>
    <style:style style:name="T96" style:family="text">
      <style:text-properties fo:color="#aab99b"/>
    </style:style>
    <style:style style:name="T97" style:family="text">
      <style:text-properties fo:color="#9999b9"/>
    </style:style>
    <style:style style:name="T98" style:family="text">
      <style:text-properties fo:color="#9b999b"/>
    </style:style>
    <style:style style:name="T99" style:family="text">
      <style:text-properties fo:color="#999aa9"/>
    </style:style>
    <style:style style:name="T100" style:family="text">
      <style:text-properties fo:color="#abaaa9"/>
    </style:style>
    <style:style style:name="T101" style:family="text">
      <style:text-properties fo:color="#99aba9"/>
    </style:style>
    <style:style style:name="T102" style:family="text">
      <style:text-properties fo:color="#aab99a"/>
    </style:style>
    <style:style style:name="T103" style:family="text">
      <style:text-properties fo:color="#ababbb"/>
    </style:style>
    <style:style style:name="T104" style:family="text">
      <style:text-properties fo:color="#ababab"/>
    </style:style>
    <style:style style:name="T105" style:family="text">
      <style:text-properties fo:color="#aaaaaa"/>
    </style:style>
    <style:style style:name="T106" style:family="text">
      <style:text-properties fo:color="#9b9999"/>
    </style:style>
    <style:style style:name="T107" style:family="text">
      <style:text-properties fo:color="#aababb"/>
    </style:style>
    <style:style style:name="T108" style:family="text">
      <style:text-properties fo:color="#ba9a99"/>
    </style:style>
    <style:style style:name="T109" style:family="text">
      <style:text-properties fo:color="#aaaab9"/>
    </style:style>
    <style:style style:name="T110" style:family="text">
      <style:text-properties fo:color="#aa99b9"/>
    </style:style>
    <style:style style:name="T111" style:family="text">
      <style:text-properties fo:color="#9a9bbb"/>
    </style:style>
    <style:style style:name="T112" style:family="text">
      <style:text-properties fo:color="#bbbaab"/>
    </style:style>
    <style:style style:name="T113" style:family="text">
      <style:text-properties fo:color="#bbb9aa"/>
    </style:style>
    <style:style style:name="T114" style:family="text">
      <style:text-properties fo:color="#999bb9"/>
    </style:style>
    <style:style style:name="T115" style:family="text">
      <style:text-properties fo:color="#aba9ba"/>
    </style:style>
    <style:style style:name="T116" style:family="text">
      <style:text-properties fo:color="#aa9a9a"/>
    </style:style>
    <style:style style:name="T117" style:family="text">
      <style:text-properties fo:color="#a9bb99"/>
    </style:style>
    <style:style style:name="T118" style:family="text">
      <style:text-properties fo:color="#abbbaa"/>
    </style:style>
    <style:style style:name="T119" style:family="text">
      <style:text-properties fo:color="#aaa9a9"/>
    </style:style>
    <style:style style:name="T120" style:family="text">
      <style:text-properties fo:color="#99ba9b"/>
    </style:style>
    <style:style style:name="T121" style:family="text">
      <style:text-properties fo:color="#9aaa99"/>
    </style:style>
    <style:style style:name="T122" style:family="text">
      <style:text-properties fo:color="#9a9999"/>
    </style:style>
    <style:style style:name="T123" style:family="text">
      <style:text-properties fo:color="#aaa9bb"/>
    </style:style>
    <style:style style:name="T124" style:family="text">
      <style:text-properties fo:color="#bb99a9"/>
    </style:style>
    <style:style style:name="T125" style:family="text">
      <style:text-properties fo:color="#b9aa9a"/>
    </style:style>
    <style:style style:name="T126" style:family="text">
      <style:text-properties fo:color="#abba9a"/>
    </style:style>
    <style:style style:name="T127" style:family="text">
      <style:text-properties fo:color="#abba9b"/>
    </style:style>
    <style:style style:name="T128" style:family="text">
      <style:text-properties fo:color="#abbb99"/>
    </style:style>
    <style:style style:name="T129" style:family="text">
      <style:text-properties fo:color="#99bb9b"/>
    </style:style>
    <style:style style:name="T130" style:family="text">
      <style:text-properties fo:color="#a9abb9"/>
    </style:style>
    <style:style style:name="T131" style:family="text">
      <style:text-properties fo:color="#9bbaa9"/>
    </style:style>
    <style:style style:name="T132" style:family="text">
      <style:text-properties fo:color="#abb9ab"/>
    </style:style>
    <style:style style:name="T133" style:family="text">
      <style:text-properties fo:color="#9aab9a"/>
    </style:style>
    <style:style style:name="T134" style:family="text">
      <style:text-properties fo:color="#abbbb9"/>
    </style:style>
    <style:style style:name="T135" style:family="text">
      <style:text-properties fo:color="#a9ab9a"/>
    </style:style>
    <style:style style:name="T136" style:family="text">
      <style:text-properties fo:color="#999a99"/>
    </style:style>
    <style:style style:name="T137" style:family="text">
      <style:text-properties fo:color="#9b9baa"/>
    </style:style>
    <style:style style:name="T138" style:family="text">
      <style:text-properties fo:color="#3f7f5f" style:font-name="Menlo" fo:font-size="7.80000019073486pt" fo:font-style="normal" fo:font-weight="bold"/>
    </style:style>
    <style:style style:name="T139" style:family="text">
      <style:text-properties style:font-name="Verdana" fo:font-size="7.80000019073486pt" fo:font-style="normal" fo:font-weight="normal"/>
    </style:style>
    <style:style style:name="T140" style:family="text">
      <style:text-properties fo:color="#3f7f59" style:font-name="Verdana" fo:font-size="7.80000019073486pt" fo:font-style="normal" fo:font-weight="normal"/>
    </style:style>
    <style:style style:name="T141" style:family="text">
      <style:text-properties fo:font-variant="normal" fo:text-transform="none" fo:color="#000000" style:font-name="Allerta" fo:font-size="13.1999998092651pt" fo:letter-spacing="normal" fo:font-style="normal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rver Socket example:</text:p>
      <text:p text:style-name="P1"/>
      <text:p text:style-name="P1"><text:s/></text:p>
      <text:p text:style-name="P1">import java.net.*;</text:p>
      <text:p text:style-name="P1">import java.io.*;</text:p>
      <text:p text:style-name="P1">public class TCPServer {</text:p>
      <text:p text:style-name="P1"><text:s text:c="2"/>public static void main(String[] args) throws Exception {</text:p>
      <text:p text:style-name="P1"><text:s text:c="4"/>try{</text:p>
      <text:p text:style-name="P1"><text:s text:c="6"/>ServerSocket server=new ServerSocket(8888);</text:p>
      <text:p text:style-name="P1"><text:s text:c="6"/>Socket serverClient=server.accept();</text:p>
      <text:p text:style-name="P1"><text:s text:c="6"/>DataInputStream inStream=new DataInputStream(serverClient.getInputStream());</text:p>
      <text:p text:style-name="P1"><text:s text:c="6"/>DataOutputStream outStream=new DataOutputStream(serverClient.getOutputStream());</text:p>
      <text:p text:style-name="P1"><text:s text:c="6"/>BufferedReader reader=new BufferedReader(new InputStreamReader(System.in));</text:p>
      <text:p text:style-name="P1"><text:s text:c="6"/>String clientMessage="", serverMessage="";</text:p>
      <text:p text:style-name="P1"><text:s text:c="6"/>while(!clientMessage.equals("bye")){</text:p>
      <text:p text:style-name="P1"><text:s text:c="8"/>clientMessage=inStream.readUTF();</text:p>
      <text:p text:style-name="P1"><text:s text:c="8"/>System.out.println("From Client: "+clientMessage);</text:p>
      <text:p text:style-name="P1"><text:s text:c="8"/>serverMessage=reader.readLine();</text:p>
      <text:p text:style-name="P1"><text:s text:c="8"/>outStream.writeUTF(serverMessage);</text:p>
      <text:p text:style-name="P1"><text:s text:c="8"/>outStream.flush();</text:p>
      <text:p text:style-name="P1"><text:s text:c="6"/>}</text:p>
      <text:p text:style-name="P1"><text:s text:c="6"/>inStream.close();</text:p>
      <text:p text:style-name="P1"><text:s text:c="6"/>outStream.close();</text:p>
      <text:p text:style-name="P1"><text:s text:c="6"/>serverClient.close();</text:p>
      <text:p text:style-name="P1"><text:s text:c="6"/>server.close();</text:p>
      <text:p text:style-name="P1"><text:s text:c="4"/>}catch(Exception e){</text:p>
      <text:p text:style-name="P1"><text:s text:c="6"/>System.out.println(e);</text:p>
      <text:p text:style-name="P1"><text:s text:c="4"/>}</text:p>
      <text:p text:style-name="P1"><text:s text:c="2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Socket Client example:</text:p>
      <text:p text:style-name="P3"/>
      <text:p text:style-name="P5"><text:s/></text:p>
      <text:p text:style-name="P5">import java.io.*;</text:p>
      <text:p text:style-name="P5">public class TCPClient {</text:p>
      <text:p text:style-name="P5"><text:s text:c="2"/>public static void main(String[] args) throws Exception {</text:p>
      <text:p text:style-name="P5"><text:s text:c="2"/>try{</text:p>
      <text:p text:style-name="P5"><text:s text:c="4"/>Socket socket=new Socket("127.0.0.1",8888);</text:p>
      <text:p text:style-name="P5"><text:s text:c="4"/>DataInputStream inStream=new DataInputStream(socket.getInputStream());</text:p>
      <text:p text:style-name="P5"><text:s text:c="4"/>DataOutputStream outStream=new DataOutputStream(socket.getOutputStream());</text:p>
      <text:p text:style-name="P5"><text:s text:c="4"/>BufferedReader br=new BufferedReader(new InputStreamReader(System.in));</text:p>
      <text:p text:style-name="P5"><text:s text:c="4"/>String clientMessage="",serverMessage="";</text:p>
      <text:p text:style-name="P5"><text:s text:c="4"/>while(!clientMessage.equals("bye")){</text:p>
      <text:p text:style-name="P5"><text:s text:c="6"/>clientMessage=br.readLine();</text:p>
      <text:p text:style-name="P5"><text:s text:c="6"/>outStream.writeUTF(clientMessage);</text:p>
      <text:p text:style-name="P5"><text:s text:c="6"/>outStream.flush();</text:p>
      <text:p text:style-name="P5"><text:s text:c="6"/>serverMessage=inStream.readUTF();</text:p>
      <text:p text:style-name="P5"><text:s text:c="6"/>System.out.println("From Server: "+serverMessage);</text:p>
      <text:p text:style-name="P5"><text:s text:c="4"/>}</text:p>
      <text:p text:style-name="P5"><text:s text:c="4"/>outStream.close();</text:p>
      <text:p text:style-name="P5"><text:s text:c="4"/>outStream.close();</text:p>
      <text:p text:style-name="P5"><text:s text:c="4"/>socket.close();</text:p>
      <text:p text:style-name="P5"><text:s text:c="2"/>}catch(Exception e){</text:p>
      <text:p text:style-name="P5"><text:s text:c="4"/>System.out.println(e);</text:p>
      <text:p text:style-name="P5"><text:s text:c="2"/>}</text:p>
      <text:p text:style-name="P5"><text:s text:c="2"/>}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4"><text:soft-page-break/>URI class (relative to full path)</text:p>
      <text:p text:style-name="P25"/>
      <text:p text:style-name="P15"><text:span text:style-name="T3">import</text:span> java.net.URI;</text:p>
      <text:p text:style-name="P19"><text:span text:style-name="T6">/</text:span><text:span text:style-name="T7">*</text:span><text:span text:style-name="T8">f</text:span><text:span text:style-name="T9">r</text:span><text:span text:style-name="T10">o</text:span><text:span text:style-name="T11">m</text:span><text:span text:style-name="T12"> </text:span><text:span text:style-name="T13">w</text:span><text:span text:style-name="T14">w</text:span><text:span text:style-name="T15"> </text:span><text:span text:style-name="T16">w</text:span><text:span text:style-name="T17"> </text:span><text:span text:style-name="T18">.</text:span><text:span text:style-name="T19"> </text:span><text:span text:style-name="T20"><text:s/></text:span><text:span text:style-name="T21">j</text:span><text:span text:style-name="T22"> </text:span><text:span text:style-name="T23">a</text:span><text:span text:style-name="T24"> </text:span><text:span text:style-name="T25"><text:s/></text:span><text:span text:style-name="T26">v</text:span><text:span text:style-name="T27"> </text:span><text:span text:style-name="T28">a</text:span><text:span text:style-name="T29">2</text:span><text:span text:style-name="T30"> </text:span><text:span text:style-name="T31"><text:s/></text:span><text:span text:style-name="T32">s</text:span><text:span text:style-name="T6"> </text:span><text:span text:style-name="T33"><text:s/></text:span><text:span text:style-name="T34">.</text:span><text:span text:style-name="T35">c</text:span><text:span text:style-name="T36"> </text:span><text:span text:style-name="T37"><text:s/></text:span><text:span text:style-name="T38">o</text:span><text:span text:style-name="T39">m</text:span><text:span text:style-name="T40">*</text:span><text:span text:style-name="T41">/</text:span></text:p>
      <text:p text:style-name="P19"><text:span text:style-name="T3">public</text:span> <text:span text:style-name="T3">class</text:span> Main {</text:p>
      <text:p text:style-name="P20"><text:s text:c="2"/><text:span text:style-name="T4">public</text:span><text:span text:style-name="T43"> </text:span><text:span text:style-name="T4">static</text:span><text:span text:style-name="T43"> </text:span><text:span text:style-name="T4">void</text:span><text:span text:style-name="T43"> main(String[] args) </text:span><text:span text:style-name="T4">throws</text:span><text:span text:style-name="T43"> Exception {</text:span></text:p>
      <text:p text:style-name="P20"><text:s text:c="4"/><text:span text:style-name="T43">String baseURIStr = </text:span><text:span text:style-name="T44">"http://www.java2s.com/a/b/c/index.html?id=1&amp;rate=5%25#foo"</text:span><text:span text:style-name="T43">;</text:span></text:p>
      <text:p text:style-name="P20"><text:s text:c="4"/><text:span text:style-name="T43">String relativeURIStr = </text:span><text:span text:style-name="T44">"../x/y/z/welcome.html"</text:span><text:span text:style-name="T43">;</text:span></text:p>
      <text:p text:style-name="P21"/>
      <text:p text:style-name="P20"><text:s text:c="4"/><text:span text:style-name="T43">URI baseURI = </text:span><text:span text:style-name="T4">new</text:span><text:span text:style-name="T43"> URI(baseURIStr);</text:span></text:p>
      <text:p text:style-name="P20"><text:s text:c="4"/><text:span text:style-name="T43">URI relativeURI = </text:span><text:span text:style-name="T4">new</text:span><text:span text:style-name="T43"> URI(relativeURIStr);</text:span></text:p>
      <text:p text:style-name="P21"/>
      <text:p text:style-name="P20"><text:s text:c="4"/><text:span text:style-name="T43">URI resolvedURI = baseURI.resolve(relativeURI);</text:span></text:p>
      <text:p text:style-name="P21"/>
      <text:p text:style-name="P20"><text:s text:c="4"/><text:span text:style-name="T43">printURIDetails(baseURI);</text:span></text:p>
      <text:p text:style-name="P20"><text:s text:c="4"/><text:span text:style-name="T43">printURIDetails(relativeURI);</text:span></text:p>
      <text:p text:style-name="P20"><text:s text:c="4"/><text:span text:style-name="T43">printURIDetails(resolvedURI);</text:span></text:p>
      <text:p text:style-name="P20"><text:s text:c="2"/><text:span text:style-name="T43">}</text:span></text:p>
      <text:p text:style-name="P20"><text:s text:c="2"/><text:span text:style-name="T4">public</text:span><text:span text:style-name="T43"> </text:span><text:span text:style-name="T4">static</text:span><text:span text:style-name="T43"> </text:span><text:span text:style-name="T4">void</text:span><text:span text:style-name="T43"> printURIDetails(URI uri) {</text:span></text:p>
      <text:p text:style-name="P20"><text:s text:c="4"/><text:span text:style-name="T43">System.out.println(</text:span><text:span text:style-name="T44">"URI:"</text:span><text:span text:style-name="T43"> + uri);</text:span></text:p>
      <text:p text:style-name="P20"><text:s text:c="4"/><text:span text:style-name="T43">System.out.println(</text:span><text:span text:style-name="T44">"Normalized:"</text:span><text:span text:style-name="T43"> + uri.normalize());</text:span></text:p>
      <text:p text:style-name="P20"><text:s text:c="4"/><text:span text:style-name="T43">String parts = </text:span><text:span text:style-name="T44">"[Scheme="</text:span><text:span text:style-name="T43"> + uri.getScheme() + </text:span><text:span text:style-name="T44">", Authority="</text:span></text:p>
      <text:p text:style-name="P20"><text:s text:c="8"/><text:span text:style-name="T43">+ uri.getAuthority() + </text:span><text:span text:style-name="T44">", Path="</text:span><text:span text:style-name="T43"> + uri.getPath() + </text:span><text:span text:style-name="T44">", Query:"</text:span></text:p>
      <text:p text:style-name="P20"><text:s text:c="8"/><text:span text:style-name="T43">+ uri.getQuery() + </text:span><text:span text:style-name="T44">", Fragment:"</text:span><text:span text:style-name="T43"> + uri.getFragment() + </text:span><text:span text:style-name="T44">"]"</text:span><text:span text:style-name="T43">;</text:span></text:p>
      <text:p text:style-name="P20"><text:s text:c="4"/><text:span text:style-name="T43">System.out.println(parts);</text:span></text:p>
      <text:p text:style-name="P20"><text:s text:c="4"/><text:span text:style-name="T43">System.out.println();</text:span></text:p>
      <text:p text:style-name="P20"><text:s text:c="2"/><text:span text:style-name="T43">}</text:span></text:p>
      <text:p text:style-name="P19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URL class (relative to full path)</text:p>
      <text:p text:style-name="P5"/>
      <text:p text:style-name="P5"/>
      <text:p text:style-name="P15"><text:span text:style-name="T3">import</text:span> java.net.URL;</text:p>
      <text:p text:style-name="P19"><text:span text:style-name="T47">/</text:span><text:span text:style-name="T48">/</text:span><text:span text:style-name="T40"> </text:span><text:span text:style-name="T49"><text:s/></text:span><text:span text:style-name="T50">w</text:span><text:span text:style-name="T51"> </text:span><text:span text:style-name="T52">w</text:span><text:span text:style-name="T53"> </text:span><text:span text:style-name="T54"><text:s/></text:span><text:span text:style-name="T55">w</text:span><text:span text:style-name="T56"> </text:span><text:span text:style-name="T57"><text:s/></text:span><text:span text:style-name="T58">.</text:span><text:span text:style-name="T59">j</text:span><text:span text:style-name="T60">a</text:span><text:span text:style-name="T61"> </text:span><text:span text:style-name="T62"><text:s/></text:span><text:span text:style-name="T63">v</text:span><text:span text:style-name="T64"> </text:span><text:span text:style-name="T65">a</text:span><text:span text:style-name="T66">2</text:span><text:span text:style-name="T67"> </text:span><text:span text:style-name="T68">s</text:span><text:span text:style-name="T69">.</text:span><text:span text:style-name="T70"> </text:span><text:span text:style-name="T71"><text:s/></text:span><text:span text:style-name="T30">c</text:span><text:span text:style-name="T72"> </text:span><text:span text:style-name="T73"><text:s/></text:span><text:span text:style-name="T74">o</text:span><text:span text:style-name="T75"> </text:span><text:span text:style-name="T76">m</text:span></text:p>
      <text:p text:style-name="P19"><text:span text:style-name="T3">public</text:span> <text:span text:style-name="T3">class</text:span> Main {</text:p>
      <text:p text:style-name="P20"><text:s text:c="2"/><text:span text:style-name="T4">public</text:span><text:span text:style-name="T43"> </text:span><text:span text:style-name="T4">static</text:span><text:span text:style-name="T43"> </text:span><text:span text:style-name="T4">void</text:span><text:span text:style-name="T43"> main(String[] args) </text:span><text:span text:style-name="T4">throws</text:span><text:span text:style-name="T43"> Exception {</text:span></text:p>
      <text:p text:style-name="P20"><text:s text:c="4"/><text:span text:style-name="T43">String baseURLStr = </text:span><text:span text:style-name="T44">"http://www.ietf.org/rfc/rfc3986.txt"</text:span><text:span text:style-name="T43">;</text:span></text:p>
      <text:p text:style-name="P20"><text:s text:c="4"/><text:span text:style-name="T43">String relativeURLStr = </text:span><text:span text:style-name="T44">"rfc2732.txt"</text:span><text:span text:style-name="T43">;</text:span></text:p>
      <text:p text:style-name="P20"><text:s text:c="4"/><text:span text:style-name="T43">URL baseURL = </text:span><text:span text:style-name="T4">new</text:span><text:span text:style-name="T43"> URL(baseURLStr);</text:span></text:p>
      <text:p text:style-name="P20"><text:s text:c="4"/><text:span text:style-name="T43">URL resolvedRelativeURL = </text:span><text:span text:style-name="T4">new</text:span><text:span text:style-name="T43"> URL(baseURL, relativeURLStr);</text:span></text:p>
      <text:p text:style-name="P20"><text:s text:c="4"/><text:span text:style-name="T43">System.out.println(</text:span><text:span text:style-name="T44">"Base URL:"</text:span><text:span text:style-name="T43"> + baseURL);</text:span></text:p>
      <text:p text:style-name="P20"><text:s text:c="4"/><text:span text:style-name="T43">System.out.println(</text:span><text:span text:style-name="T44">"Relative URL <text:s/>String:"</text:span><text:span text:style-name="T43"> + relativeURLStr);</text:span></text:p>
      <text:p text:style-name="P20"><text:s text:c="4"/><text:span text:style-name="T43">System.out.println(</text:span><text:span text:style-name="T44">"Resolved Relative URL:"</text:span><text:span text:style-name="T43"> + resolvedRelativeURL);</text:span></text:p>
      <text:p text:style-name="P20"><text:s text:c="2"/><text:span text:style-name="T43">}</text:span></text:p>
      <text:p text:style-name="P19">}</text:p>
      <text:p text:style-name="P4">URL encoder decoder</text:p>
      <text:p text:style-name="P4"/>
      <text:p text:style-name="P16"><text:span text:style-name="T3">import</text:span> java.net.URLDecoder;</text:p>
      <text:p text:style-name="P19"><text:span text:style-name="T3">import</text:span> java.net.URLEncoder;</text:p>
      <text:p text:style-name="P19"><text:span text:style-name="T77">/</text:span><text:span text:style-name="T78">/</text:span><text:span text:style-name="T79"> </text:span><text:span text:style-name="T80"><text:s/></text:span><text:span text:style-name="T62">w</text:span><text:span text:style-name="T81"> </text:span><text:span text:style-name="T82">w</text:span><text:span text:style-name="T83"> </text:span><text:span text:style-name="T84">w</text:span><text:span text:style-name="T85"> </text:span><text:span text:style-name="T86"><text:s/></text:span><text:span text:style-name="T87">.</text:span><text:span text:style-name="T88"> </text:span><text:span text:style-name="T89">j</text:span><text:span text:style-name="T90"> </text:span><text:span text:style-name="T91"><text:s/></text:span><text:span text:style-name="T92">a</text:span><text:span text:style-name="T93"> </text:span><text:span text:style-name="T94"><text:s/></text:span><text:span text:style-name="T95">v</text:span><text:span text:style-name="T96"> </text:span><text:span text:style-name="T97">a</text:span><text:span text:style-name="T98"> </text:span><text:span text:style-name="T99"><text:s/></text:span><text:span text:style-name="T100">2</text:span><text:span text:style-name="T101"> </text:span><text:span text:style-name="T97"><text:s/></text:span><text:span text:style-name="T102">s</text:span><text:span text:style-name="T103">.</text:span><text:span text:style-name="T104"> </text:span><text:span text:style-name="T105">c</text:span><text:span text:style-name="T106">o</text:span><text:span text:style-name="T107"> </text:span><text:span text:style-name="T108">m</text:span></text:p>
      <text:p text:style-name="P19"><text:span text:style-name="T3">public</text:span> <text:span text:style-name="T3">class</text:span> Main {</text:p>
      <text:p text:style-name="P20"><text:s text:c="2"/><text:span text:style-name="T4">public</text:span><text:span text:style-name="T43"> </text:span><text:span text:style-name="T4">static</text:span><text:span text:style-name="T43"> </text:span><text:span text:style-name="T4">void</text:span><text:span text:style-name="T43"> main(String[] args) </text:span><text:span text:style-name="T4">throws</text:span><text:span text:style-name="T43"> Exception {</text:span></text:p>
      <text:p text:style-name="P20"><text:s text:c="4"/><text:span text:style-name="T43">String source = </text:span><text:span text:style-name="T44">"index&amp;^%*a test for 2.5% and <text:s/>&amp;"</text:span><text:span text:style-name="T43">;</text:span></text:p>
      <text:p text:style-name="P20"><text:s text:c="4"/><text:span text:style-name="T43">String encoded = URLEncoder.encode(source, </text:span><text:span text:style-name="T44">"utf-8"</text:span><text:span text:style-name="T43">);</text:span></text:p>
      <text:p text:style-name="P20"><text:s text:c="4"/><text:span text:style-name="T43">String decoded = URLDecoder.decode(encoded, </text:span><text:span text:style-name="T44">"utf-8"</text:span><text:span text:style-name="T43">);</text:span></text:p>
      <text:p text:style-name="P20"><text:s text:c="4"/><text:span text:style-name="T43">System.out.println(</text:span><text:span text:style-name="T44">"Source: "</text:span><text:span text:style-name="T43"> + source);</text:span></text:p>
      <text:p text:style-name="P20"><text:s text:c="4"/><text:span text:style-name="T43">System.out.println(</text:span><text:span text:style-name="T44">"Encoded: "</text:span><text:span text:style-name="T43"> + encoded);</text:span></text:p>
      <text:p text:style-name="P20"><text:s text:c="4"/><text:span text:style-name="T43">System.out.println(</text:span><text:span text:style-name="T44">"Decoded: "</text:span><text:span text:style-name="T43"> + decoded);</text:span></text:p>
      <text:p text:style-name="P21"/>
      <text:p text:style-name="P20"><text:s text:c="2"/><text:span text:style-name="T43">}</text:span></text:p>
      <text:p text:style-name="P19">}</text:p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Accessing contents of URL</text:p>
      <text:p text:style-name="P6"/>
      <text:p text:style-name="P16"><text:span text:style-name="T3">import</text:span> java.io.BufferedReader;</text:p>
      <text:p text:style-name="P19"><text:span text:style-name="T3">import</text:span> java.io.InputStream;</text:p>
      <text:p text:style-name="P19"><text:span text:style-name="T3">import</text:span> java.io.InputStreamReader;</text:p>
      <text:p text:style-name="P19"><text:span text:style-name="T3">import</text:span> java.net.URL;</text:p>
      <text:p text:style-name="P19"><text:span text:style-name="T109">/</text:span><text:span text:style-name="T110">/</text:span><text:span text:style-name="T111">f</text:span><text:span text:style-name="T112">r</text:span><text:span text:style-name="T113">o</text:span><text:span text:style-name="T114">m</text:span><text:span text:style-name="T115"> </text:span><text:span text:style-name="T116">w</text:span><text:span text:style-name="T18"> </text:span><text:span text:style-name="T117"><text:s/></text:span><text:span text:style-name="T118">w</text:span><text:span text:style-name="T119"> </text:span><text:span text:style-name="T120"><text:s/></text:span><text:span text:style-name="T121">w</text:span><text:span text:style-name="T122"> </text:span><text:span text:style-name="T123">.</text:span><text:span text:style-name="T67">j</text:span><text:span text:style-name="T124"> </text:span><text:span text:style-name="T125">a</text:span><text:span text:style-name="T123"> </text:span><text:span text:style-name="T126">v</text:span><text:span text:style-name="T127"> </text:span><text:span text:style-name="T128"><text:s/></text:span><text:span text:style-name="T107">a</text:span><text:span text:style-name="T66">2</text:span><text:span text:style-name="T109"> </text:span><text:span text:style-name="T28"><text:s/></text:span><text:span text:style-name="T129">s</text:span><text:span text:style-name="T130"> </text:span><text:span text:style-name="T64"><text:s/></text:span><text:span text:style-name="T131">.</text:span><text:span text:style-name="T132"> </text:span><text:span text:style-name="T133"><text:s/></text:span><text:span text:style-name="T134">c</text:span><text:span text:style-name="T135">o</text:span><text:span text:style-name="T136"> </text:span><text:span text:style-name="T137">m</text:span></text:p>
      <text:p text:style-name="P19"><text:span text:style-name="T3">public</text:span> <text:span text:style-name="T3">class</text:span> Main {</text:p>
      <text:p text:style-name="P20"><text:s text:c="2"/><text:span text:style-name="T4">public</text:span><text:span text:style-name="T43"> </text:span><text:span text:style-name="T4">static</text:span><text:span text:style-name="T43"> String getURLContent(String urlStr) </text:span><text:span text:style-name="T4">throws</text:span><text:span text:style-name="T43"> Exception {</text:span></text:p>
      <text:p text:style-name="P20"><text:s text:c="4"/><text:span text:style-name="T43">BufferedReader br = null;</text:span></text:p>
      <text:p text:style-name="P20"><text:s text:c="4"/><text:span text:style-name="T43">URL url = </text:span><text:span text:style-name="T4">new</text:span><text:span text:style-name="T43"> URL(urlStr);</text:span></text:p>
      <text:p text:style-name="P20"><text:s text:c="4"/><text:span text:style-name="T43">InputStream ins = url.openStream();</text:span></text:p>
      <text:p text:style-name="P20"><text:s text:c="4"/><text:span text:style-name="T43">br = </text:span><text:span text:style-name="T4">new</text:span><text:span text:style-name="T43"> BufferedReader(</text:span><text:span text:style-name="T4">new</text:span><text:span text:style-name="T43"> InputStreamReader(ins));</text:span></text:p>
      <text:p text:style-name="P21"/>
      <text:p text:style-name="P20"><text:s text:c="4"/><text:span text:style-name="T43">StringBuilder sb = </text:span><text:span text:style-name="T4">new</text:span><text:span text:style-name="T43"> StringBuilder();</text:span></text:p>
      <text:p text:style-name="P20"><text:s text:c="4"/><text:span text:style-name="T43">String msg = null;</text:span></text:p>
      <text:p text:style-name="P20"><text:s text:c="4"/><text:span text:style-name="T4">while</text:span><text:span text:style-name="T43"> ((msg = br.readLine()) != null) {</text:span></text:p>
      <text:p text:style-name="P20"><text:s text:c="6"/><text:span text:style-name="T43">sb.append(msg);</text:span></text:p>
      <text:p text:style-name="P20"><text:s text:c="6"/><text:span text:style-name="T43">sb.append(</text:span><text:span text:style-name="T44">"\n"</text:span><text:span text:style-name="T43">); </text:span><text:span text:style-name="T138">// Append a new line</text:span></text:p>
      <text:p text:style-name="P20"><text:s text:c="4"/><text:span text:style-name="T43">}</text:span></text:p>
      <text:p text:style-name="P20"><text:s text:c="4"/><text:span text:style-name="T43">br.close();</text:span></text:p>
      <text:p text:style-name="P20"><text:s text:c="4"/><text:span text:style-name="T4">return</text:span><text:span text:style-name="T43"> sb.toString();</text:span></text:p>
      <text:p text:style-name="P20"><text:s text:c="2"/><text:span text:style-name="T43">}</text:span></text:p>
      <text:p text:style-name="P21"/>
      <text:p text:style-name="P20"><text:s text:c="2"/><text:span text:style-name="T4">public</text:span><text:span text:style-name="T43"> </text:span><text:span text:style-name="T4">static</text:span><text:span text:style-name="T43"> </text:span><text:span text:style-name="T4">void</text:span><text:span text:style-name="T43"> main(String[] args) </text:span><text:span text:style-name="T4">throws</text:span><text:span text:style-name="T43"> Exception {</text:span></text:p>
      <text:p text:style-name="P20"><text:s text:c="4"/><text:span text:style-name="T43">String urlStr = </text:span><text:span text:style-name="T44">"http://java2s.com"</text:span><text:span text:style-name="T43">;</text:span></text:p>
      <text:p text:style-name="P20"><text:s text:c="4"/><text:span text:style-name="T43">String content = getURLContent(urlStr);</text:span></text:p>
      <text:p text:style-name="P20"><text:s text:c="4"/><text:span text:style-name="T43">System.out.println(content);</text:span></text:p>
      <text:p text:style-name="P20"><text:s text:c="2"/><text:span text:style-name="T43">}</text:span></text:p>
      <text:p text:style-name="P19">}</text:p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Transfer a file via Socket</text:p>
      <text:p text:style-name="P10"><text:s text:c="6"/></text:p>
      <text:p text:style-name="P21"/>
      <text:p text:style-name="P19"><text:span text:style-name="T3">import</text:span> java.io.BufferedInputStream;</text:p>
      <text:p text:style-name="P19"><text:span text:style-name="T3">import</text:span> java.io.File;</text:p>
      <text:p text:style-name="P19"><text:span text:style-name="T3">import</text:span> java.io.FileInputStream;</text:p>
      <text:p text:style-name="P19"><text:span text:style-name="T3">import</text:span> java.io.IOException;</text:p>
      <text:p text:style-name="P19"><text:span text:style-name="T3">import</text:span> java.io.OutputStream;</text:p>
      <text:p text:style-name="P19"><text:span text:style-name="T3">import</text:span> java.net.ServerSocket;</text:p>
      <text:p text:style-name="P19"><text:span text:style-name="T3">import</text:span> java.net.Socket;</text:p>
      <text:p text:style-name="P21"/>
      <text:p text:style-name="P19"><text:span text:style-name="T3">public</text:span> <text:span text:style-name="T3">class</text:span> Main {</text:p>
      <text:p text:style-name="P20"><text:s text:c="2"/><text:span text:style-name="T4">public</text:span><text:span text:style-name="T43"> </text:span><text:span text:style-name="T4">static</text:span><text:span text:style-name="T43"> </text:span><text:span text:style-name="T4">void</text:span><text:span text:style-name="T43"> main(String[] args) </text:span><text:span text:style-name="T4">throws</text:span><text:span text:style-name="T43"> IOException {</text:span></text:p>
      <text:p text:style-name="P20"><text:s text:c="4"/><text:span text:style-name="T43">ServerSocket servsock = </text:span><text:span text:style-name="T4">new</text:span><text:span text:style-name="T43"> ServerSocket(123456);</text:span></text:p>
      <text:p text:style-name="P20"><text:s text:c="4"/><text:span text:style-name="T42">File</text:span><text:span text:style-name="T43"> myFile = </text:span><text:span text:style-name="T4">new</text:span><text:span text:style-name="T43"> </text:span><text:span text:style-name="T42">File</text:span><text:span text:style-name="T43">(</text:span><text:span text:style-name="T45">"s.pdf"</text:span><text:span text:style-name="T43">);</text:span></text:p>
      <text:p text:style-name="P20"><text:s text:c="4"/><text:span text:style-name="T4">while</text:span><text:span text:style-name="T43"> (true) {</text:span></text:p>
      <text:p text:style-name="P20"><text:s text:c="6"/><text:span text:style-name="T43">Socket sock = servsock.accept();</text:span></text:p>
      <text:p text:style-name="P20"><text:s text:c="6"/><text:span text:style-name="T4">byte</text:span><text:span text:style-name="T43">[] mybytearray = </text:span><text:span text:style-name="T4">new</text:span><text:span text:style-name="T43"> </text:span><text:span text:style-name="T4">byte</text:span><text:span text:style-name="T43">[(</text:span><text:span text:style-name="T4">int</text:span><text:span text:style-name="T43">) myFile.length()];</text:span></text:p>
      <text:p text:style-name="P20"><text:s text:c="6"/><text:span text:style-name="T43">BufferedInputStream bis = </text:span><text:span text:style-name="T4">new</text:span><text:span text:style-name="T43"> BufferedInputStream(</text:span><text:span text:style-name="T4">new</text:span><text:span text:style-name="T43"> FileInputStream(myFile));</text:span></text:p>
      <text:p text:style-name="P20"><text:s text:c="6"/><text:span text:style-name="T43">bis.read(mybytearray, 0, mybytearray.length);</text:span></text:p>
      <text:p text:style-name="P20"><text:s text:c="6"/><text:span text:style-name="T43">OutputStream os = sock.getOutputStream();</text:span></text:p>
      <text:p text:style-name="P20"><text:s text:c="6"/><text:span text:style-name="T43">os.write(mybytearray, 0, mybytearray.length);</text:span></text:p>
      <text:p text:style-name="P20"><text:s text:c="6"/><text:span text:style-name="T43">os.flush();</text:span></text:p>
      <text:p text:style-name="P20"><text:s text:c="6"/><text:span text:style-name="T43">sock.close();</text:span></text:p>
      <text:p text:style-name="P20"><text:s text:c="4"/><text:span text:style-name="T43">}</text:span></text:p>
      <text:p text:style-name="P20"><text:s text:c="2"/><text:span text:style-name="T43">}</text:span></text:p>
      <text:p text:style-name="P19">}</text:p>
      <text:p text:style-name="P21"/>
      <text:p text:style-name="P19">The client module</text:p>
      <text:p text:style-name="P21"/>
      <text:p text:style-name="P19"><text:span text:style-name="T3">import</text:span> java.io.BufferedOutputStream;</text:p>
      <text:p text:style-name="P19"><text:span text:style-name="T3">import</text:span> java.io.FileOutputStream;</text:p>
      <text:p text:style-name="P19"><text:span text:style-name="T3">import</text:span> java.io.InputStream;</text:p>
      <text:p text:style-name="P19"><text:span text:style-name="T3">import</text:span> java.net.Socket;</text:p>
      <text:p text:style-name="P21"/>
      <text:p text:style-name="P19"><text:soft-page-break/><text:span text:style-name="T3">public</text:span> <text:span text:style-name="T3">class</text:span> Main {</text:p>
      <text:p text:style-name="P20"><text:s text:c="2"/><text:span text:style-name="T4">public</text:span><text:span text:style-name="T43"> </text:span><text:span text:style-name="T4">static</text:span><text:span text:style-name="T43"> </text:span><text:span text:style-name="T4">void</text:span><text:span text:style-name="T43"> main(String[] argv) </text:span><text:span text:style-name="T4">throws</text:span><text:span text:style-name="T43"> Exception {</text:span></text:p>
      <text:p text:style-name="P20"><text:s text:c="4"/><text:span text:style-name="T43">Socket sock = </text:span><text:span text:style-name="T4">new</text:span><text:span text:style-name="T43"> Socket(</text:span><text:span text:style-name="T45">"127.0.0.1"</text:span><text:span text:style-name="T43">, 123456);</text:span></text:p>
      <text:p text:style-name="P20"><text:s text:c="4"/><text:span text:style-name="T4">byte</text:span><text:span text:style-name="T43">[] mybytearray = </text:span><text:span text:style-name="T4">new</text:span><text:span text:style-name="T43"> </text:span><text:span text:style-name="T4">byte</text:span><text:span text:style-name="T43">[1024];</text:span></text:p>
      <text:p text:style-name="P20"><text:s text:c="4"/><text:span text:style-name="T43">InputStream is = sock.getInputStream();</text:span></text:p>
      <text:p text:style-name="P20"><text:s text:c="4"/><text:span text:style-name="T43">FileOutputStream fos = </text:span><text:span text:style-name="T4">new</text:span><text:span text:style-name="T43"> FileOutputStream(</text:span><text:span text:style-name="T45">"s.pdf"</text:span><text:span text:style-name="T43">);</text:span></text:p>
      <text:p text:style-name="P20"><text:s text:c="4"/><text:span text:style-name="T43">BufferedOutputStream bos = </text:span><text:span text:style-name="T4">new</text:span><text:span text:style-name="T43"> BufferedOutputStream(fos);</text:span></text:p>
      <text:p text:style-name="P20"><text:s text:c="4"/><text:span text:style-name="T4">int</text:span><text:span text:style-name="T43"> bytesRead = is.read(mybytearray, 0, mybytearray.length);</text:span></text:p>
      <text:p text:style-name="P20"><text:s text:c="4"/><text:span text:style-name="T43">bos.write(mybytearray, 0, bytesRead);</text:span></text:p>
      <text:p text:style-name="P20"><text:s text:c="4"/><text:span text:style-name="T43">bos.close();</text:span></text:p>
      <text:p text:style-name="P20"><text:s text:c="4"/><text:span text:style-name="T43">sock.close();</text:span></text:p>
      <text:p text:style-name="P20"><text:s text:c="2"/><text:span text:style-name="T43">}</text:span></text:p>
      <text:p text:style-name="P19">}</text:p>
      <text:p text:style-name="Text_20_body"><text:line-break/><text:span text:style-name="T141">File Transfer using TCP [Java]</text:span></text:p>
      <text:section text:style-name="Sect1" text:name="post-body-8244141913111389582">
        <text:p text:style-name="P9">This program sends a file from server to client using the Transmission Control Protocol (<text:span text:style-name="T1">TCP</text:span>).<text:line-break/><text:line-break/><text:span text:style-name="T1">Server:</text:span></text:p>
        <text:p text:style-name="P12"><text:span text:style-name="T3">import</text:span><text:span text:style-name="T2"> java.io.BufferedInputStream;</text:span></text:p>
        <text:p text:style-name="P12"><text:span text:style-name="T3">import</text:span><text:span text:style-name="T2"> java.io.File;</text:span></text:p>
        <text:p text:style-name="P12"><text:span text:style-name="T3">import</text:span><text:span text:style-name="T2"> java.io.FileInputStream;</text:span></text:p>
        <text:p text:style-name="P12"><text:span text:style-name="T3">import</text:span><text:span text:style-name="T2"> java.io.OutputStream;</text:span></text:p>
        <text:p text:style-name="P12"><text:span text:style-name="T3">import</text:span><text:span text:style-name="T2"> java.net.InetAddress;</text:span></text:p>
        <text:p text:style-name="P12"><text:span text:style-name="T3">import</text:span><text:span text:style-name="T2"> java.net.ServerSocket;</text:span></text:p>
        <text:p text:style-name="P12"><text:span text:style-name="T3">import</text:span><text:span text:style-name="T2"> java.net.Socket;</text:span></text:p>
        <text:p text:style-name="P14"/>
        <text:p text:style-name="P12"><text:span text:style-name="T3">public</text:span> <text:span text:style-name="T3">class</text:span> FileTransferServer { </text:p>
        <text:p text:style-name="P13"><text:s text:c="4"/></text:p>
        <text:p text:style-name="P17"><text:s text:c="4"/><text:span text:style-name="T5">public</text:span><text:span text:style-name="T139"> </text:span><text:span text:style-name="T5">static</text:span><text:span text:style-name="T139"> </text:span><text:span text:style-name="T5">void</text:span><text:span text:style-name="T139"> main(</text:span><text:span text:style-name="T5">String</text:span><text:span text:style-name="T139">[] args) </text:span><text:span text:style-name="T5">throws</text:span><text:span text:style-name="T139"> </text:span><text:span text:style-name="T5">Exception</text:span><text:span text:style-name="T139"> {</text:span></text:p>
        <text:p text:style-name="P13"><text:s text:c="8"/><text:span text:style-name="T140">//Initialize Sockets</text:span></text:p>
        <text:p text:style-name="P13"><text:s text:c="8"/><text:span text:style-name="T5">ServerSocket</text:span><text:span text:style-name="T139"> ssock = </text:span><text:span text:style-name="T5">new</text:span><text:span text:style-name="T139"> </text:span><text:span text:style-name="T5">ServerSocket</text:span><text:span text:style-name="T139">(5000);</text:span></text:p>
        <text:p text:style-name="P13"><text:s text:c="8"/><text:span text:style-name="T5">Socket</text:span><text:span text:style-name="T139"> socket = ssock.accept();</text:span></text:p>
        <text:p text:style-name="P13"><text:s text:c="8"/></text:p>
        <text:p text:style-name="P13"><text:s text:c="8"/><text:span text:style-name="T140">//The InetAddress specification</text:span></text:p>
        <text:p text:style-name="P13"><text:s text:c="8"/><text:span text:style-name="T5">InetAddress</text:span><text:span text:style-name="T139"> IA = </text:span><text:span text:style-name="T5">InetAddress</text:span><text:span text:style-name="T139">.getByName(</text:span><text:span text:style-name="T46">"localhost"</text:span><text:span text:style-name="T139">); </text:span></text:p>
        <text:p text:style-name="P13"><text:s text:c="8"/></text:p>
        <text:p text:style-name="P13"><text:s text:c="8"/><text:span text:style-name="T140">//Specify the file</text:span></text:p>
        <text:p text:style-name="P13"><text:s text:c="8"/><text:span text:style-name="T5">File</text:span><text:span text:style-name="T139"> file = </text:span><text:span text:style-name="T5">new</text:span><text:span text:style-name="T139"> </text:span><text:span text:style-name="T5">File</text:span><text:span text:style-name="T139">(</text:span><text:span text:style-name="T46">"e:\\data1.bin"</text:span><text:span text:style-name="T139">);</text:span></text:p>
        <text:p text:style-name="P13"><text:s text:c="8"/><text:span text:style-name="T5">FileInputStream</text:span><text:span text:style-name="T139"> fis = </text:span><text:span text:style-name="T5">new</text:span><text:span text:style-name="T139"> </text:span><text:span text:style-name="T5">FileInputStream</text:span><text:span text:style-name="T139">(file);</text:span></text:p>
        <text:p text:style-name="P13"><text:s text:c="8"/><text:span text:style-name="T5">BufferedInputStream</text:span><text:span text:style-name="T139"> bis = </text:span><text:span text:style-name="T5">new</text:span><text:span text:style-name="T139"> </text:span><text:span text:style-name="T5">BufferedInputStream</text:span><text:span text:style-name="T139">(fis); </text:span></text:p>
        <text:p text:style-name="P13"><text:s text:c="10"/></text:p>
        <text:p text:style-name="P13"><text:soft-page-break/><text:s text:c="8"/><text:span text:style-name="T140">//Get socket's output stream</text:span></text:p>
        <text:p text:style-name="P13"><text:s text:c="8"/><text:span text:style-name="T5">OutputStream</text:span><text:span text:style-name="T139"> os = socket.getOutputStream();</text:span></text:p>
        <text:p text:style-name="P13"><text:s text:c="16"/></text:p>
        <text:p text:style-name="P13"><text:s text:c="8"/><text:span text:style-name="T140">//Read File Contents into contents array </text:span></text:p>
        <text:p text:style-name="P13"><text:s text:c="8"/><text:span text:style-name="T5">byte</text:span><text:span text:style-name="T139">[] contents;</text:span></text:p>
        <text:p text:style-name="P13"><text:s text:c="8"/><text:span text:style-name="T5">long</text:span><text:span text:style-name="T139"> fileLength = file.length(); </text:span></text:p>
        <text:p text:style-name="P13"><text:s text:c="8"/><text:span text:style-name="T5">long</text:span><text:span text:style-name="T139"> current = 0;</text:span></text:p>
        <text:p text:style-name="P13"><text:s text:c="9"/></text:p>
        <text:p text:style-name="P13"><text:s text:c="8"/><text:span text:style-name="T5">long</text:span><text:span text:style-name="T139"> start = </text:span><text:span text:style-name="T5">System</text:span><text:span text:style-name="T139">.nanoTime();</text:span></text:p>
        <text:p text:style-name="P13"><text:s text:c="8"/><text:span text:style-name="T5">while</text:span><text:span text:style-name="T139">(current!=fileLength){ </text:span></text:p>
        <text:p text:style-name="P13"><text:s text:c="12"/><text:span text:style-name="T5">int</text:span><text:span text:style-name="T139"> size = 10000;</text:span></text:p>
        <text:p text:style-name="P13"><text:s text:c="12"/><text:span text:style-name="T5">if</text:span><text:span text:style-name="T139">(fileLength - current &gt;= size)</text:span></text:p>
        <text:p text:style-name="P13"><text:s text:c="16"/><text:span text:style-name="T139">current += size; <text:s text:c="3"/></text:span></text:p>
        <text:p text:style-name="P13"><text:s text:c="12"/><text:span text:style-name="T5">else</text:span><text:span text:style-name="T139">{ </text:span></text:p>
        <text:p text:style-name="P13"><text:s text:c="16"/><text:span text:style-name="T139">size = (</text:span><text:span text:style-name="T5">int</text:span><text:span text:style-name="T139">)(fileLength - current); </text:span></text:p>
        <text:p text:style-name="P13"><text:s text:c="16"/><text:span text:style-name="T139">current = fileLength;</text:span></text:p>
        <text:p text:style-name="P13"><text:s text:c="12"/><text:span text:style-name="T139">} </text:span></text:p>
        <text:p text:style-name="P13"><text:s text:c="12"/><text:span text:style-name="T139">contents = </text:span><text:span text:style-name="T5">new</text:span><text:span text:style-name="T139"> </text:span><text:span text:style-name="T5">byte</text:span><text:span text:style-name="T139">[size]; </text:span></text:p>
        <text:p text:style-name="P13"><text:s text:c="12"/><text:span text:style-name="T139">bis.read(contents, 0, size); </text:span></text:p>
        <text:p text:style-name="P13"><text:s text:c="12"/><text:span text:style-name="T139">os.write(contents);</text:span></text:p>
        <text:p text:style-name="P13"><text:s text:c="12"/><text:span text:style-name="T5">System</text:span><text:span text:style-name="T139">.out.print(</text:span><text:span text:style-name="T46">"Sending file ... "</text:span><text:span text:style-name="T139">+(current*100)/fileLength+</text:span><text:span text:style-name="T46">"% complete!"</text:span><text:span text:style-name="T139">);</text:span></text:p>
        <text:p text:style-name="P13"><text:s text:c="8"/><text:span text:style-name="T139">} <text:s text:c="2"/></text:span></text:p>
        <text:p text:style-name="P13"><text:s text:c="8"/></text:p>
        <text:p text:style-name="P13"><text:s text:c="8"/><text:span text:style-name="T139">os.flush(); </text:span></text:p>
        <text:p text:style-name="P13"><text:s text:c="8"/><text:span text:style-name="T140">//File transfer done. Close the socket connection!</text:span></text:p>
        <text:p text:style-name="P13"><text:s text:c="8"/><text:span text:style-name="T139">socket.close();</text:span></text:p>
        <text:p text:style-name="P13"><text:s text:c="8"/><text:span text:style-name="T139">ssock.close();</text:span></text:p>
        <text:p text:style-name="P13"><text:s text:c="8"/><text:span text:style-name="T5">System</text:span><text:span text:style-name="T139">.out.println(</text:span><text:span text:style-name="T46">"File sent succesfully!"</text:span><text:span text:style-name="T139">);</text:span></text:p>
        <text:p text:style-name="P13"><text:s text:c="4"/><text:span text:style-name="T139">}</text:span></text:p>
        <text:p text:style-name="P18">}</text:p>
        <text:p text:style-name="P11"><text:line-break/><text:span text:style-name="T1">Client:</text:span></text:p>
        <text:p text:style-name="P12"><text:span text:style-name="T3">import</text:span><text:span text:style-name="T2"> java.io.BufferedOutputStream;</text:span></text:p>
        <text:p text:style-name="P12"><text:span text:style-name="T3">import</text:span><text:span text:style-name="T2"> java.io.FileOutputStream;</text:span></text:p>
        <text:p text:style-name="P12"><text:span text:style-name="T3">import</text:span><text:span text:style-name="T2"> java.io.InputStream;</text:span></text:p>
        <text:p text:style-name="P12"><text:span text:style-name="T3">import</text:span><text:span text:style-name="T2"> java.net.InetAddress;</text:span></text:p>
        <text:p text:style-name="P12"><text:span text:style-name="T3">import</text:span><text:span text:style-name="T2"> java.net.Socket;</text:span></text:p>
        <text:p text:style-name="P14"/>
        <text:p text:style-name="P14"/>
        <text:p text:style-name="P12"><text:span text:style-name="T3">public</text:span> <text:span text:style-name="T3">class</text:span> FileTransferClient { </text:p>
        <text:p text:style-name="P13"><text:s text:c="4"/></text:p>
        <text:p text:style-name="P13"><text:s text:c="4"/><text:span text:style-name="T5">public</text:span><text:span text:style-name="T139"> </text:span><text:span text:style-name="T5">static</text:span><text:span text:style-name="T139"> </text:span><text:span text:style-name="T5">void</text:span><text:span text:style-name="T139"> main(</text:span><text:span text:style-name="T5">String</text:span><text:span text:style-name="T139">[] args) </text:span><text:span text:style-name="T5">throws</text:span><text:span text:style-name="T139"> </text:span><text:span text:style-name="T5">Exception</text:span><text:span text:style-name="T139">{</text:span></text:p>
        <text:p text:style-name="P13"><text:s text:c="8"/></text:p>
        <text:p text:style-name="P13"><text:s text:c="8"/><text:span text:style-name="T140">//Initialize socket</text:span></text:p>
        <text:p text:style-name="P13"><text:s text:c="8"/><text:span text:style-name="T5">Socket</text:span><text:span text:style-name="T139"> socket = </text:span><text:span text:style-name="T5">new</text:span><text:span text:style-name="T139"> </text:span><text:span text:style-name="T5">Socket</text:span><text:span text:style-name="T139">(</text:span><text:span text:style-name="T5">InetAddress</text:span><text:span text:style-name="T139">.getByName(</text:span><text:span text:style-name="T46">"localhost"</text:span><text:span text:style-name="T139">), 5000);</text:span></text:p>
        <text:p text:style-name="P13"><text:s text:c="8"/><text:span text:style-name="T5">byte</text:span><text:span text:style-name="T139">[] contents = </text:span><text:span text:style-name="T5">new</text:span><text:span text:style-name="T139"> </text:span><text:span text:style-name="T5">byte</text:span><text:span text:style-name="T139">[10000];</text:span></text:p>
        <text:p text:style-name="P13"><text:soft-page-break/><text:s text:c="8"/></text:p>
        <text:p text:style-name="P13"><text:s text:c="8"/><text:span text:style-name="T140">//Initialize the FileOutputStream to the output file's full path.</text:span></text:p>
        <text:p text:style-name="P13"><text:s text:c="8"/><text:span text:style-name="T5">FileOutputStream</text:span><text:span text:style-name="T139"> fos = </text:span><text:span text:style-name="T5">new</text:span><text:span text:style-name="T139"> </text:span><text:span text:style-name="T5">FileOutputStream</text:span><text:span text:style-name="T139">(</text:span><text:span text:style-name="T46">"e:\\data2.bin"</text:span><text:span text:style-name="T139">);</text:span></text:p>
        <text:p text:style-name="P13"><text:s text:c="8"/><text:span text:style-name="T5">BufferedOutputStream</text:span><text:span text:style-name="T139"> bos = </text:span><text:span text:style-name="T5">new</text:span><text:span text:style-name="T139"> </text:span><text:span text:style-name="T5">BufferedOutputStream</text:span><text:span text:style-name="T139">(fos);</text:span></text:p>
        <text:p text:style-name="P13"><text:s text:c="8"/><text:span text:style-name="T5">InputStream</text:span><text:span text:style-name="T139"> is = socket.getInputStream();</text:span></text:p>
        <text:p text:style-name="P13"><text:s text:c="8"/></text:p>
        <text:p text:style-name="P13"><text:s text:c="8"/><text:span text:style-name="T140">//No of bytes read in one read() call</text:span></text:p>
        <text:p text:style-name="P13"><text:s text:c="8"/><text:span text:style-name="T5">int</text:span><text:span text:style-name="T139"> bytesRead = 0; </text:span></text:p>
        <text:p text:style-name="P13"><text:s text:c="8"/></text:p>
        <text:p text:style-name="P13"><text:s text:c="8"/><text:span text:style-name="T5">while</text:span><text:span text:style-name="T139">((bytesRead=is.read(contents))!=-1)</text:span></text:p>
        <text:p text:style-name="P13"><text:s text:c="12"/><text:span text:style-name="T139">bos.write(contents, 0, bytesRead); </text:span></text:p>
        <text:p text:style-name="P13"><text:s text:c="8"/></text:p>
        <text:p text:style-name="P13"><text:s text:c="8"/><text:span text:style-name="T139">bos.flush(); </text:span></text:p>
        <text:p text:style-name="P13"><text:s text:c="8"/><text:span text:style-name="T139">socket.close(); </text:span></text:p>
        <text:p text:style-name="P13"><text:s text:c="8"/></text:p>
        <text:p text:style-name="P13"><text:s text:c="8"/><text:span text:style-name="T5">System</text:span><text:span text:style-name="T139">.out.println(</text:span><text:span text:style-name="T46">"File saved successfully!"</text:span><text:span text:style-name="T139">);</text:span></text:p>
        <text:p text:style-name="P13"><text:s text:c="4"/><text:span text:style-name="T139">}</text:span></text:p>
        <text:p text:style-name="P18">}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ta" svg:font-family="Allerta"/>
    <style:font-face style:name="Helvetica Neue" svg:font-family="'Helvetica Neue', Helvetica, Arial, sans-serif"/>
    <style:font-face style:name="Menlo" svg:font-family="Menlo, Monaco, Consolas, 'Courier New', monospace"/>
    <style:font-face style:name="Tahoma1" svg:font-family="Tahoma"/>
    <style:font-face style:name="Verdana" svg:font-family="Verdana, Geneva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21S</meta:editing-duration>
    <meta:editing-cycles>11</meta:editing-cycles>
    <meta:generator>LibreOffice/5.3.1.2$Linux_X86_64 LibreOffice_project/30m0$Build-2</meta:generator>
    <dc:date>2017-09-12T13:59:40.813068259</dc:date>
    <meta:document-statistic meta:table-count="0" meta:image-count="0" meta:object-count="0" meta:page-count="9" meta:paragraph-count="262" meta:word-count="821" meta:character-count="8739" meta:non-whitespace-character-count="6994"/>
    <meta:user-defined meta:name="Info 1"/>
    <meta:user-defined meta:name="Info 2"/>
    <meta:user-defined meta:name="Info 3"/>
    <meta:user-defined meta:name="Info 4"/>
  </office:meta>
</office:document-meta>
</file>